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 style:text-align-source="fix" style:repeat-content="false" style:rotation-angle="0" style:rotation-align="bottom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style:rotation-angle="47" style:rotation-align="botto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number-columns-repeated="3" table:style-name="ce2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addedDate</text:p>
          </table:table-cell>
          <table:table-cell table:style-name="ce2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addedDate</text:p>
          </table:table-cell>
          <table:table-cell table:style-name="ce2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addedDate</text:p>
          </table:table-cell>
          <table:table-cell table:style-name="ce2"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5T23:00:44.424881886</meta:creation-date>
    <dc:date>2017-03-05T23:03:19.786001797</dc:date>
    <dc:creator>Raphael </dc:creator>
    <meta:editing-duration>PT2M34S</meta:editing-duration>
    <meta:editing-cycles>2</meta:editing-cycles>
    <meta:generator>LibreOffice/5.0.3.2$Linux_X86_64 LibreOffice_project/00m0$Build-2</meta:generator>
    <meta:document-statistic meta:table-count="1" meta:cell-count="135" meta:object-count="0"/>
  </office:meta>
</office:document-meta>
</file>